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ffca"/>
    </style:style>
    <style:style style:name="T1" style:family="text">
      <style:text-properties officeooo:rsid="0012f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)</text:span></text:p>
      <text:p text:style-name="P1">As principais vantagens de usar CSS inline são a simplicidade e praticidade, especialmente para ajustes rápidos em uma página ou em elementos específicos. É uma boa escolha quando você precisa aplicar um estilo único em um único lugar, sem precisar mexer em classes ou arquivos externos. Ideal para quando o foco é algo pontual e imediato.</text:p>
      <text:p text:style-name="Text_20_body">Por outro lado, a principal desvantagem do CSS inline é a falta de organização e a dificuldade de manutenção. Se o site crescer e várias partes começarem a depender de estilos inline, a chance de gerar confusão aumenta, já que os estilos ficam espalhados diretamente no código HTML. Além disso, dificulta a reutilização e torna o site menos escalável, já que não há um local centralizado para editar o design.</text:p>
      <text:p text:style-name="Text_20_body"/>
      <text:p text:style-name="Text_20_body">Usar um arquivo CSS externo tem como vantagem maior organização e facilidade na manutenção. Ao centralizar todos os estilos em um único arquivo, fica mais simples aplicar mudanças globais ao site todo. Também favorece a reutilização de estilos, além de melhorar o desempenho, já que o arquivo pode ser armazenado em cache pelos navegadores.</text:p>
      <text:p text:style-name="Text_20_body">A desvantagem é que, para mudanças muito pontuais, pode parecer exagero criar classes ou mexer em um arquivo externo só para um único elemento, o que pode atrasar pequenas ediçõ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0:54:48.257147377</meta:creation-date>
    <dc:date>2024-10-18T10:57:32.973657951</dc:date>
    <meta:editing-duration>PT2M45S</meta:editing-duration>
    <meta:editing-cycles>1</meta:editing-cycles>
    <meta:document-statistic meta:table-count="0" meta:image-count="0" meta:object-count="0" meta:page-count="1" meta:paragraph-count="5" meta:word-count="211" meta:character-count="1270" meta:non-whitespace-character-count="1064"/>
    <meta:generator>LibreOffice/24.2.6.2$Linux_X86_64 LibreOffice_project/420$Build-2</meta:generator>
  </office:meta>
</office:document-meta>
</file>